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5pt" fo:font-style="normal" style:text-underline-style="none" fo:font-weight="bold" style:text-blinking="false" fo:background-color="transparen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22pt" fo:font-style="normal" style:text-underline-style="none" fo:font-weight="bold" officeooo:rsid="0018474a" officeooo:paragraph-rsid="0018474a" style:text-blinking="false" fo:background-color="transparent" style:font-size-asian="22pt" style:font-size-complex="22pt"/>
    </style:style>
    <style:style style:name="P5" style:family="paragraph" style:parent-style-name="Text_20_body">
      <style:paragraph-properties fo:margin-top="0cm" fo:margin-bottom="0cm" style:contextual-spacing="false" fo:line-height="138%" fo:text-align="start"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018474a" officeooo:paragraph-rsid="0018474a" style:text-blinking="false" fo:background-color="transparent" style:font-size-asian="12pt" style:font-size-complex="12pt"/>
    </style:style>
    <style:style style:name="P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ff0000" loext:opacity="100%" style:text-line-through-style="none" style:text-line-through-type="none" style:font-name="Arial" fo:font-size="25pt" fo:font-style="italic" style:text-underline-style="none" fo:font-weight="normal" style:text-blinking="false" fo:background-color="transparent"/>
    </style:style>
    <style:style style:name="P7" style:family="paragraph" style:parent-style-name="Text_20_body">
      <style:paragraph-properties fo:margin-top="0cm" fo:margin-bottom="0cm" style:contextual-spacing="false" fo:line-height="138%" style:writing-mode="lr-tb"/>
      <style:text-properties fo:font-weight="normal"/>
    </style:style>
    <style:style style:name="P8" style:family="paragraph" style:parent-style-name="Text_20_body">
      <style:paragraph-properties fo:margin-top="0cm" fo:margin-bottom="0cm" style:contextual-spacing="false" fo:line-height="138%" fo:text-align="justify" style:justify-single-word="false" style:writing-mode="lr-tb"/>
      <style:text-properties fo:font-weight="normal"/>
    </style:style>
    <style:style style:name="P9"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style:style>
    <style:style style:name="P10"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style:style>
    <style:style style:name="P11"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style:style>
    <style:style style:name="P12"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style:style>
    <style:style style:name="P13"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style:style>
    <style:style style:name="P14"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style:style>
    <style:style style:name="P15"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style:style>
    <style:style style:name="P16"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italic"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style:font-name="Arial" fo:font-size="11pt" fo:font-style="normal"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om et Prénom : Hugo Blin </text:p>
      <text:p text:style-name="P5"/>
      <text:p text:style-name="P4">NSI Terminale 2021/2022</text:p>
      <text:p text:style-name="P4">Projet :</text:p>
      <text:p text:style-name="P1"/>
      <text:p text:style-name="P1"><text:bookmark text:name="docs-internal-guid-4c02c821-7fff-7876-8787-e0f32404982b"/>I - Description Projet Terminale </text:p>
      <text:p text:style-name="Text_20_body"/>
      <text:p text:style-name="P6">C’est juste un Paint</text:p>
      <text:p text:style-name="Text_20_body"/>
      <text:p text:style-name="P8"><text:span text:style-name="T1">Le projet a pour but d’être un logiciel de création graphique, il sera réalisé grâce à la librairie pygame de python. Idée directrice au lancement du projet : réaliser une version du logiciel possèdent les fonctionnalités les plus importantes de </text:span><text:span text:style-name="T3">Paint</text:span><text:span text:style-name="T1">.</text:span></text:p>
      <text:p text:style-name="P3">Liste de fonctionnalités : Dessiner, rogner, colorier, remplissage (paraît complexe à réaliser à première vue), zoomer, etc ….</text:p>
      <text:p text:style-name="Text_20_body"><text:span text:style-name="T2">Information pratique : utilisation de la librairie PIL image (vu en snt en second), utilisation de la POO pour créer une feuille qui servira de support au dessin (implémentation de l’objet </text:span><text:span text:style-name="T4">feuille</text:span><text:span text:style-name="T2">)</text:span> </text:p>
      <text:p text:style-name="Text_20_body"/>
      <text:p text:style-name="Text_20_body"/>
      <text:p text:style-name="P1"><text:bookmark text:name="docs-internal-guid-00c8c063-7fff-a4fa-effb-96741ff3ad77"/>II - Suivi de projet (par semaine)</text:p>
      <text:p text:style-name="Text_20_body"/>
      <text:list xml:id="list2193480469" text:style-name="L1">
        <text:list-item>
          <text:p text:style-name="P9">Semaine 1 :</text:p>
        </text:list-item>
      </text:list>
      <text:p text:style-name="P7"><text:span text:style-name="T3">04/05/2022 :</text:span><text:span text:style-name="T5"> </text:span><text:span text:style-name="T1">Début du projet, réflexion sur le concept et la façon de le mettre en place + réappropriation des bases de pygame.</text:span></text:p>
      <text:p text:style-name="P7"><text:span text:style-name="T3">06/02/2022 :</text:span><text:span text:style-name="T5"> </text:span><text:span text:style-name="T1">Réalisation d’une ébauche fonction permettant de dessiner ainsi que d’enregistrer le dessin cependant les trait réalisés sont discontinus plus la souris se déplace rapidement, hypothèse : il s'agit peut être d’une répétition trop lente de la boucle while.</text:span></text:p>
      <text:p text:style-name="Text_20_body"/>
      <text:list xml:id="list1135479089" text:style-name="L2">
        <text:list-item>
          <text:p text:style-name="P10">Semaine 2</text:p>
        </text:list-item>
      </text:list>
      <text:p text:style-name="P7"><text:span text:style-name="T3">07/02/2022 :</text:span><text:span text:style-name="T5"> </text:span><text:span text:style-name="T1">Création des première images dont le menu gauche et le menu des paramètres et implémentation des différents boutons ainsi que des affichages de images.</text:span></text:p>
      <text:p text:style-name="P7"><text:span text:style-name="T3">08/02/2022 :</text:span><text:span text:style-name="T5"> </text:span><text:span text:style-name="T1">Tentative de débogage peut fructueuse (les améliorations apportées ne permettait pas de régler le problème). Début de solution permettant de contourner le problème en reliant chaque point entre eux cependant les traits sont pour l'instant rectiligne, forme des angles droits et ne fonctionne que de haut en bas de gauche à droite (fonction reli_point_angle_droit).</text:span></text:p>
      <text:p text:style-name="P7"><text:soft-page-break/><text:span text:style-name="T3">11/02/2022 :</text:span><text:span text:style-name="T5"> </text:span><text:span text:style-name="T1">Amélioration de la fonction reli_point_angle_droit qui est à présent utilisable dans toutes les directions cependant elle est mise de côté car je ne vois pas de façon de la rendre plus efficace (elle sera ré utilisée plus tard pour tracer des quadrilatères). Création de la fonction reli_point qui relient de façon plus directe les points, il faut quand même la peaufiner car elle n’est pas toujours appropriée (ne fonctionne aussi que de haut en bas, de gauche à droite). On note une amélioration évidente, le tracé est beaucoup plus fluide et continu.</text:span></text:p>
      <text:p text:style-name="Text_20_body"/>
      <text:p text:style-name="Text_20_body"/>
      <text:list xml:id="list3888275272" text:style-name="L3">
        <text:list-item>
          <text:p text:style-name="P11">Semaine 3 :</text:p>
        </text:list-item>
      </text:list>
      <text:p text:style-name="P7"><text:span text:style-name="T3">22/02/2022 :</text:span><text:span text:style-name="T5"> </text:span><text:span text:style-name="T1">Amélioration de la fonction reli_point qui fonctionne à présent dans toutes les directions. + Implémentation des boutons “crayon” et “gomme”.</text:span></text:p>
      <text:p text:style-name="Text_20_body"/>
      <text:list xml:id="list4043908192" text:style-name="L4">
        <text:list-item>
          <text:p text:style-name="P12">Semaine 4 : </text:p>
        </text:list-item>
      </text:list>
      <text:p text:style-name="P2">02/03/2022 : Correction d’un bug qui gardait la taille du curseur de la gomme alors que l’on avait cliqué sur le crayon qui doit avoir un trait plus fin.</text:p>
      <text:p text:style-name="P7"><text:span text:style-name="T3">03/30/2022 :</text:span><text:span text:style-name="T5"> </text:span><text:span text:style-name="T1">Ajout d’une seconde feuille ainsi que de la possibilité d’en rajouter à nouveau grâce à la création de la classe “feuille”  ainsi que de l’affichage des différentes feuille à la droite de l’écran.  + Amélioration de la taille du curseur de la gomme qui était trop petit pour effacer efficacement le traits grâce à la fonction “point_gomme” et “relie_point_gomme”. </text:span></text:p>
      <text:p text:style-name="Text_20_body"/>
      <text:list xml:id="list399617773" text:style-name="L5">
        <text:list-item>
          <text:p text:style-name="P13">Semaine 5 :</text:p>
        </text:list-item>
      </text:list>
      <text:p text:style-name="P2">08/03/2022 : Création de l’icone de pot de peinture associé qui a pour but de remplir une zone de couleur uniforme avec une autre couleur, problémes rencontrés : </text:p>
      <text:list xml:id="list3245425821" text:style-name="L6">
        <text:list-item>
          <text:p text:style-name="P17"> <text:span text:style-name="T6">limite de réception atteint, solution -&gt; augmentation de cette limite</text:span></text:p>
        </text:list-item>
        <text:list-item>
          <text:p text:style-name="P16">Après que le programme ai fonctionné avec succès sur des zones de petites taille, il se ferme tout seul lors de l’essaie avec des zones plus conséquente solution possible : utiliser la fonction point à l'intérieur de la fonction remplissage et répéter la récursion tous les 25 pixel (taille d’un point) plutôt que tout les pixel comme jusqu’à présent.</text:p>
        </text:list-item>
      </text:list>
      <text:p text:style-name="P2">11/03/2022 : création de l’icône new page qui permet de remplacer la feuille sélectionnée par une feuille blanche. + amélioration de la fonction remplissage qui peut à présent remplir des formes qui ne sont pas de la même couleur que la couleur choisie pour remplir.</text:p>
      <text:p text:style-name="Text_20_body"/>
      <text:list xml:id="list2029391953" text:style-name="L7">
        <text:list-item>
          <text:p text:style-name="P14">Semaine 6 :</text:p>
        </text:list-item>
      </text:list>
      <text:p text:style-name="P2">15/03/2022 : Programmation de l’outil carré grâce à la fonction préexistante reli point angle qui a été modifié. Il permet donc de créer un quadrilatère(carré ou pavé)  qui prend comme angle un premier clique et comme son angle opposé le second clique. Il est aussi possible de changer la couleur avant et pendant l’opération.   + Tentative de résoudre le problème de la fonction remplissage en limitant le nombre d'exécution récursive maximum sans succès (Corentin en est témoin).</text:p>
      <text:p text:style-name="Text_20_body"><text:soft-page-break/></text:p>
      <text:list xml:id="list4102934925" text:style-name="L8">
        <text:list-item>
          <text:p text:style-name="P15">Semaine 7 :</text:p>
        </text:list-item>
      </text:list>
      <text:p text:style-name="P2">22/03/2022 : Essaie de programmation d’un outil qui permettra le retour en arrière sur son action cependant les nombreuse erreur suite à divers tentative qui ont toutes conduit à des échecs incompréhensible on conduit à l’abandon du projet (juste cette fonction là).</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8T21:07:45.142000000</meta:creation-date>
    <dc:date>2022-03-28T21:18:12.655000000</dc:date>
    <meta:editing-duration>PT5M20S</meta:editing-duration>
    <meta:editing-cycles>1</meta:editing-cycles>
    <meta:document-statistic meta:table-count="0" meta:image-count="0" meta:object-count="0" meta:page-count="3" meta:paragraph-count="31" meta:word-count="759" meta:character-count="4588" meta:non-whitespace-character-count="3855"/>
    <meta:generator>LibreOffice/7.0.3.1$Windows_X86_64 LibreOffice_project/d7547858d014d4cf69878db179d326fc3483e082</meta:generator>
  </office:meta>
</office:document-meta>
</file>